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81f9" officeooo:paragraph-rsid="000181f9"/>
    </style:style>
    <style:style style:name="P2" style:family="paragraph" style:parent-style-name="Standard">
      <style:text-properties officeooo:rsid="000181f9" officeooo:paragraph-rsid="000508ae"/>
    </style:style>
    <style:style style:name="P3" style:family="paragraph" style:parent-style-name="Standard">
      <style:text-properties officeooo:rsid="000181f9" officeooo:paragraph-rsid="00058689"/>
    </style:style>
    <style:style style:name="P4" style:family="paragraph" style:parent-style-name="Standard">
      <style:text-properties officeooo:rsid="000181f9" officeooo:paragraph-rsid="0006e73d"/>
    </style:style>
    <style:style style:name="P5" style:family="paragraph" style:parent-style-name="Standard">
      <style:text-properties officeooo:rsid="0018467e" officeooo:paragraph-rsid="00034c93"/>
    </style:style>
    <style:style style:name="P6" style:family="paragraph" style:parent-style-name="Standard">
      <style:text-properties officeooo:rsid="0013bc81" officeooo:paragraph-rsid="00034c93"/>
    </style:style>
    <style:style style:name="P7" style:family="paragraph" style:parent-style-name="Standard">
      <style:text-properties officeooo:rsid="0015c801" officeooo:paragraph-rsid="00034c93"/>
    </style:style>
    <style:style style:name="P8" style:family="paragraph" style:parent-style-name="Standard">
      <style:text-properties officeooo:rsid="000508ae" officeooo:paragraph-rsid="000508ae"/>
    </style:style>
    <style:style style:name="P9" style:family="paragraph" style:parent-style-name="Standard">
      <style:text-properties officeooo:rsid="00058689" officeooo:paragraph-rsid="00058689"/>
    </style:style>
    <style:style style:name="P10" style:family="paragraph" style:parent-style-name="Standard">
      <style:text-properties officeooo:rsid="0006e73d" officeooo:paragraph-rsid="0006e73d"/>
    </style:style>
    <style:style style:name="P11" style:family="paragraph" style:parent-style-name="Standard">
      <style:text-properties style:font-name="Andale Mono" fo:font-size="7pt" officeooo:rsid="000181f9" officeooo:paragraph-rsid="000181f9" style:font-size-asian="7pt" style:font-size-complex="7pt"/>
    </style:style>
    <style:style style:name="P12" style:family="paragraph" style:parent-style-name="Standard">
      <style:text-properties fo:font-weight="bold" officeooo:rsid="0006e73d" officeooo:paragraph-rsid="0006e73d" style:font-weight-asian="bold" style:font-weight-complex="bold"/>
    </style:style>
    <style:style style:name="T1" style:family="text">
      <style:text-properties officeooo:rsid="0013eed4"/>
    </style:style>
    <style:style style:name="T2" style:family="text">
      <style:text-properties officeooo:rsid="000508ae"/>
    </style:style>
    <style:style style:name="T3" style:family="text">
      <style:text-properties fo:font-size="16pt" officeooo:rsid="0013bc81" style:font-size-asian="16pt" style:font-size-complex="16pt"/>
    </style:style>
    <style:style style:name="T4" style:family="text">
      <style:text-properties fo:font-size="16pt" officeooo:rsid="00058689" style:font-size-asian="16pt" style:font-size-complex="16pt"/>
    </style:style>
    <style:style style:name="T5" style:family="text">
      <style:text-properties officeooo:rsid="0006e73d"/>
    </style:style>
    <style:style style:name="T6" style:family="text">
      <style:text-properties officeooo:rsid="00075de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d59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Test Vector Generation </text:span><text:span text:style-name="T4">for Block Ciphers</text:span></text:p>
      <text:p text:style-name="P6"/>
      <text:p text:style-name="P2"><text:s/></text:p>
      <text:p text:style-name="P6">The user mu<text:span text:style-name="T2">s</text:span>t prepare test vectors before running data acquisition. User defined scripts or scripts provided <text:span text:style-name="T2">with</text:span> FOBOS can be used.</text:p>
      <text:p text:style-name="P8">The dataAcquisition.py script will send the test vectors one at a time and collect traces from the oscilloscope.</text:p>
      <text:p text:style-name="P6">The blockCipherTVGen.py can be used to generate test <text:span text:style-name="T1">vectors to be used by block ciphers. The script is located at fobos/sources</text:span></text:p>
      <text:p text:style-name="P6"/>
      <text:p text:style-name="P7">Here is a brief description for the test vector format</text:p>
      <text:p text:style-name="P7"/>
      <text:p text:style-name="P5">Supported commands</text:p>
      <text:p text:style-name="P5"/>
      <text:p text:style-name="P3">00C0 # pdi fifo (length in bytes to follow)</text:p>
      <text:p text:style-name="P3">00C1 # sdi fifo (length in bytes to follow)</text:p>
      <text:p text:style-name="P9">00C2 # rdi fifo (length in bytes to follow)</text:p>
      <text:p text:style-name="P3">0081 # store expected output size <text:span text:style-name="T5">(expected output size in bytes to follow)</text:span></text:p>
      <text:p text:style-name="P3">0080 # select command register <text:span text:style-name="T5">(command to follow)</text:span></text:p>
      <text:p text:style-name="P3"/>
      <text:p text:style-name="P3"/>
      <text:p text:style-name="P1">FOBOS Protocol Example</text:p>
      <text:p text:style-name="P1"/>
      <text:p text:style-name="P1">Here is an example of a signle test vector of the FOBOS protocol format:</text:p>
      <text:p text:style-name="P1"/>
      <text:p text:style-name="P1"/>
      <text:p text:style-name="P1">00C0 # pdi fifo (length in bytes to follow); FOBOS_CONTROL must assert di_valid</text:p>
      <text:p text:style-name="P1">0008 # 8 bytes</text:p>
      <text:p text:style-name="P1">FFFF</text:p>
      <text:p text:style-name="P1">FFFF</text:p>
      <text:p text:style-name="P1">FFFF</text:p>
      <text:p text:style-name="P1">FFFF # 8 bytes, 16 bits at a time</text:p>
      <text:p text:style-name="P1">00C1 # sdi fifo (length in bytes to follow)</text:p>
      <text:p text:style-name="P1">000A # 10 bytes</text:p>
      <text:p text:style-name="P1">0000</text:p>
      <text:p text:style-name="P1">0000</text:p>
      <text:p text:style-name="P1">0000</text:p>
      <text:p text:style-name="P1">0000</text:p>
      <text:p text:style-name="P1">0000 # 10 bytes, 16 bits at a time</text:p>
      <text:p text:style-name="P1">0081 # store expected output size</text:p>
      <text:p text:style-name="P1">0008 # 8 bytes of output expected</text:p>
      <text:p text:style-name="P1">0080 # select command register</text:p>
      <text:p text:style-name="P1">0001 # "start signal"</text:p>
      <text:p text:style-name="P1"/>
      <text:p text:style-name="P1"/>
      <text:p text:style-name="P1"/>
      <text:p text:style-name="P12">Using the script</text:p>
      <text:p text:style-name="P10"/>
      <text:p text:style-name="P4"><text:soft-page-break/>The blockCipherTVGen.py is located at fobos/sources.</text:p>
      <text:p text:style-name="P4">There are two steps <text:span text:style-name="T6">to use it:</text:span></text:p>
      <text:p text:style-name="P4"/>
      <text:p text:style-name="P4">1- Set user defined parameters.</text:p>
      <text:p text:style-name="P4">2- Run the script. It will generate the test vector file <text:span text:style-name="T10">and plaintext file (not required for acquisition)</text:span>.</text:p>
      <text:p text:style-name="P4"/>
      <text:p text:style-name="P4"/>
      <text:p text:style-name="P1">User Defined Parameters</text:p>
      <text:p text:style-name="P1"/>
      <text:p text:style-name="P1">############user defined settings</text:p>
      <text:p text:style-name="P1">TRACE_NUM = &lt;&gt; <text:s text:c="14"/>#Number of traces (plaintexts blocks to be sent to DUT) e.g 1000</text:p>
      <text:p text:style-name="P1">PDI_LENGTH = &lt;&gt; <text:s text:c="14"/>#Plaintext length in byets e.g 16</text:p>
      <text:p text:style-name="P1">SDI_LENGTH = &lt;&gt; <text:s text:c="14"/>#Key length in bytes e.g. 16</text:p>
      <text:p text:style-name="P1">EXPECTED_OUT = &lt;&gt; <text:s text:c="8"/>#Expected output in bytes i.e ciphertext length e.g 16</text:p>
      <text:p text:style-name="P1">DIN_FILE = &lt;&gt; <text:s text:c="21"/>#desitination file name e.g dinFile.txt</text:p>
      <text:p text:style-name="P1">FIXED_KEY = &lt;&gt; <text:s text:c="16"/>#Fixed key = yes | no e.g 'no'</text:p>
      <text:p text:style-name="P1">KEY = <text:s/>&lt;&gt; <text:s text:c="29"/># Fixed key (if needed) e.g. '00112233445566778899AABBCCDDEEFF' </text:p>
      <text:p text:style-name="P1"/>
      <text:p text:style-name="P1"/>
      <text:p text:style-name="P1">Example</text:p>
      <text:p text:style-name="P1"/>
      <text:p text:style-name="P1">Here is an example to generate 4 test vectors with 16 byte blocks, key and ciphertext. Key is fixed in this case:</text:p>
      <text:p text:style-name="P1"/>
      <text:p text:style-name="P1">############user defined settings</text:p>
      <text:p text:style-name="P1">TRACE_NUM = 4 <text:s text:c="12"/>#Number of traces</text:p>
      <text:p text:style-name="P1">PDI_LENGTH = 16 <text:s text:c="10"/>#In byets</text:p>
      <text:p text:style-name="P1">SDI_LENGTH = 16 <text:s text:c="11"/>#In bytes</text:p>
      <text:p text:style-name="P1">EXPECTED_OUT = 16 <text:s text:c="9"/>#expected output in bytes</text:p>
      <text:p text:style-name="P1">DIN_FILE = 'dinFile.txt' <text:s/>#desitination file name</text:p>
      <text:p text:style-name="P1">FIXED_KEY = 'yes' <text:s text:c="9"/>#Fixed key = yes | no</text:p>
      <text:p text:style-name="P1">KEY = <text:s/>'00112233445566778899AABBCCDDEEFF' # Fixed key (if needed)</text:p>
      <text:p text:style-name="P1"/>
      <text:p text:style-name="P1">$ python blockCipherTVGen.py </text:p>
      <text:p text:style-name="P1"/>
      <text:p text:style-name="P1">Here is how the generated dinFile.txt looks like. </text:p>
      <text:p text:style-name="P1">$ cat dinFile.txt </text:p>
      <text:p text:style-name="P11"><text:span text:style-name="T7">00C0</text:span><text:span text:style-name="T8">0010</text:span><text:span text:style-name="T9">B4900D0ECC646D4858C9125B3B61F767</text:span><text:span text:style-name="T7">00C1</text:span><text:span text:style-name="T8">0010</text:span><text:span text:style-name="T9">00112233445566778899AABBCCDDEEFF</text:span><text:span text:style-name="T7">0081</text:span><text:span text:style-name="T8">0010</text:span><text:span text:style-name="T7">0080</text:span><text:span text:style-name="T8">0001</text:span></text:p>
      <text:p text:style-name="P11"><text:span text:style-name="T7">00C0</text:span><text:span text:style-name="T8">0010</text:span><text:span text:style-name="T9">E1361496BA8F078ED02DC1283C2F98C2</text:span><text:span text:style-name="T7">00C1</text:span><text:span text:style-name="T8">001000112233445566778899AABBCCDDEEFF</text:span><text:span text:style-name="T7">0081</text:span><text:span text:style-name="T8">0010</text:span><text:span text:style-name="T7">0080</text:span><text:span text:style-name="T8">0001</text:span></text:p>
      <text:p text:style-name="P11"><text:span text:style-name="T7">00C0</text:span><text:span text:style-name="T8">0010</text:span><text:span text:style-name="T9">50424A6E6EEED8C15D7DB737771FBE74</text:span><text:span text:style-name="T7">00C1</text:span><text:span text:style-name="T8">0010</text:span><text:span text:style-name="T9">00112233445566778899AABBCCDDEEFF</text:span><text:span text:style-name="T7">0081</text:span><text:span text:style-name="T8">0010</text:span><text:span text:style-name="T7">0080</text:span><text:span text:style-name="T8">0001</text:span></text:p>
      <text:p text:style-name="P11"><text:span text:style-name="T7">00C0</text:span><text:span text:style-name="T8">0010</text:span><text:span text:style-name="T9">FCC8863498CD255ED57F864FD02824A8</text:span><text:span text:style-name="T7">00C1</text:span><text:span text:style-name="T8">0010</text:span><text:span text:style-name="T9">00112233445566778899AABBCCDDEEFF</text:span><text:span text:style-name="T7">0081</text:span><text:span text:style-name="T8">0010</text:span><text:span text:style-name="T7">0080</text:span><text:span text:style-name="T8">0001</text:span></text:p>
      <text:p text:style-name="P1"/>
      <text:p text:style-name="P1">This file can now be used in FOBOS as a test vector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42S</meta:editing-duration>
    <meta:editing-cycles>12</meta:editing-cycles>
    <meta:generator>LibreOffice/5.1.6.2$Linux_X86_64 LibreOffice_project/10m0$Build-2</meta:generator>
    <dc:date>2018-07-16T19:01:38.836863137</dc:date>
    <meta:document-statistic meta:table-count="0" meta:image-count="0" meta:object-count="0" meta:page-count="2" meta:paragraph-count="63" meta:word-count="442" meta:character-count="3040" meta:non-whitespace-character-count="2484"/>
    <meta:user-defined meta:name="Info 1"/>
    <meta:user-defined meta:name="Info 2"/>
    <meta:user-defined meta:name="Info 3"/>
    <meta:user-defined meta:name="Info 4"/>
  </office:meta>
</office:document-meta>
</file>